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rojet SmartPatate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65" presentation:style-name="a387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SmartPatate</dc:title>
    <meta:initial-creator>HAMON ELIAN</meta:initial-creator>
    <dc:creator>HAMON ELIAN</dc:creator>
    <meta:creation-date>2016-11-14T09:46:22Z</meta:creation-date>
    <dc:date>2016-11-14T09:51:29Z</dc:date>
    <meta:editing-cycles>1</meta:editing-cycles>
    <meta:editing-duration>PT306S</meta:editing-duration>
    <meta:document-statistic meta:paragraph-count="1" meta:word-count="2"/>
  </office:meta>
</office:document-meta>
</file>